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4" style:family="paragraph" style:parent-style-name="Text_20_body">
      <style:paragraph-properties fo:margin-top="0cm" fo:margin-bottom="0cm" fo:line-height="138%" style:writing-mode="lr-tb"/>
    </style:style>
    <style:style style:name="P15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text-properties style:font-name="Arial1" fo:font-size="14pt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8" style:family="paragraph" style:parent-style-name="Table_20_Contents">
      <style:text-properties fo:font-size="14pt" style:font-size-asian="14pt" style:font-size-complex="14pt"/>
    </style:style>
    <style:style style:name="P19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1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2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3" style:family="paragraph" style:parent-style-name="Standard" style:list-style-name="L1">
      <style:text-properties style:font-name="Arial" fo:font-size="16pt" style:font-size-asian="16pt" style:font-size-complex="16pt"/>
    </style:style>
    <style:style style:name="P24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6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2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fo:background-color="#ffff66" style:font-size-asian="28pt" style:font-size-complex="28pt"/>
    </style:style>
    <style:style style:name="P30" style:family="paragraph" style:parent-style-name="Text_20_body">
      <style:text-properties style:text-underline-style="solid" style:text-underline-width="auto" style:text-underline-color="font-color"/>
    </style:style>
    <style:style style:name="P31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32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38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0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style:text-position="super 58%"/>
    </style:style>
    <style:style style:name="T9" style:family="text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65141936" text:id="ct265141936">
          <text:deletion>
            <office:change-info>
              <dc:creator>iwabuchi ken</dc:creator>
              <dc:date>2020-02-21T09:46:00</dc:date>
              <text:p>空の段落を削除</text:p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65142040" text:id="ct265142040">
          <text:deletion>
            <office:change-info>
              <dc:creator>iwabuchi ken</dc:creator>
              <dc:date>2020-02-21T09:46:00</dc:date>
              <text:p>空の段落を削除</text:p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65141832" text:id="ct265141832">
          <text:deletion>
            <office:change-info>
              <dc:creator>iwabuchi ken</dc:creator>
              <dc:date>2020-02-21T09:46:00</dc:date>
              <text:p>空の段落を削除</text:p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65142144" text:id="ct265142144">
          <text:deletion>
            <office:change-info>
              <dc:creator>iwabuchi ken</dc:creator>
              <dc:date>2020-02-21T09:46:00</dc:date>
              <text:p>空の段落を削除</text:p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44423905828490971" text:style-name="L1">
        <text:list-item>
          <text:p text:style-name="P23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3"/>
        </text:list-item>
      </text:list>
      <text:p text:style-name="Standard"/>
      <text:p text:style-name="P14"/>
      <text:p text:style-name="P2"><text:change text:change-id="ct265141936"/></text:p>
      <text:p text:style-name="P10">[XXX] 20200220_101323</text:p>
      <text:p text:style-name="Text_20_body"/>
      <text:p text:style-name="P12"><text:span text:style-name="T1">1. </text:span><text:span text:style-name="T2">XX:XX</text:span></text:p>
      <text:p text:style-name="P13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1">1:13</text:p>
            <text:p text:style-name="P21">וְהָיָה חֵילָם </text:p>
            <text:p text:style-name="P21">לִמְשִׁסָּה וּבָתֵּיהֶם</text:p>
            <text:p text:style-name="P21"/>
            <text:p text:style-name="P21"><text:s/>לִשְׁמָמָה </text:p>
            <text:p text:style-name="P21">וּבָנוּ בָתִּים וְלֹא יֵשֵׁבוּ</text:p>
            <text:p text:style-name="P21"><text:s/>וְנָטְעוּ כְרָמִים וְלֹא יִשְׁתּוּ אֶת־יֵינָם</text:p>
          </table:table-cell>
          <table:table-cell table:style-name="表135.B1" office:value-type="string">
            <text:p text:style-name="P22"/>
            <text:p text:style-name="P22"/>
            <text:p text:style-name="P22">and to become / wealth+their</text:p>
            <text:p text:style-name="P22"/>
            <text:p text:style-name="P22">towards plunder / and house+their</text:p>
            <text:p text:style-name="P22"/>
            <text:p text:style-name="P22"/>
            <text:p text:style-name="P22">towards devastation</text:p>
            <text:p text:style-name="P22">and to build / house / and not / to dwell</text:p>
            <text:p text:style-name="P22"/>
            <text:p text:style-name="P22">and to plant / vineyard / and not</text:p>
            <text:p text:style-name="P22">to imbibe / self,even - wine+thereof</text:p>
          </table:table-cell>
        </table:table-row>
        <table:table-row>
          <table:table-cell table:style-name="表135.A2" office:value-type="string">
            <text:p text:style-name="P21">1:14</text:p>
            <text:p text:style-name="P21">קָרוֹב יוֹם־יְהוָה הַגָּדוֹל</text:p>
            <text:p text:style-name="P21"><text:s/>קָרוֹב וּמַהֵר מְאֹד </text:p>
            <text:p text:style-name="P21">קוֹל יוֹם יְהוָה</text:p>
            <text:p text:style-name="P21"><text:s/>מַר צֹרֵחַ שָׁם גִּבּוֹר</text:p>
          </table:table-cell>
          <table:table-cell table:style-name="表135.B2" office:value-type="string">
            <text:p text:style-name="P22"/>
            <text:p text:style-name="P22"/>
            <text:p text:style-name="P22">near / the day – jehovah / the great</text:p>
            <text:p text:style-name="P22">near / and hurrying / vehemently</text:p>
            <text:p text:style-name="P22"/>
            <text:p text:style-name="P22">to call aloud / the day / jehovah</text:p>
            <text:p text:style-name="P22"/>
            <text:p text:style-name="P22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1">1:15</text:p>
            <text:p text:style-name="P21">יוֹם עֶבְרָה </text:p>
            <text:p text:style-name="P21">הַיּוֹם הַהוּא יוֹם צָרָה</text:p>
            <text:p text:style-name="P21"><text:s/>וּמְצוּקָה יוֹם שֹׁאָה וּמְשׁוֹאָה יוֹם חֹשֶׁ</text:p>
            <text:p text:style-name="P21">#</text:p>
            <text:p text:style-name="P21">וַאֲפֵלָה יוֹם עָנָן </text:p>
            <text:p text:style-name="P21">וַעֲרָפֶל</text:p>
          </table:table-cell>
          <table:table-cell table:style-name="表135.B2" office:value-type="string">
            <text:p text:style-name="P22"/>
            <text:p text:style-name="P22"/>
            <text:p text:style-name="P22">the day / an outburst of passion</text:p>
            <text:p text:style-name="P22"/>
            <text:p text:style-name="P22">the day / she,this / day / rival</text:p>
            <text:p text:style-name="P22"/>
            <text:p text:style-name="P22">and trouble / day / devastation</text:p>
            <text:p text:style-name="P22"/>
            <text:p text:style-name="P22">and ruin / day / misery</text:p>
            <text:p text:style-name="P22"/>
            <text:p text:style-name="P22"/>
            <text:p text:style-name="P22">and misfortune / day / cloud</text:p>
            <text:p text:style-name="P22"/>
            <text:p text:style-name="P22">and gloom</text:p>
          </table:table-cell>
        </table:table-row>
        <table:table-row>
          <table:table-cell table:style-name="表135.A2" office:value-type="string">
            <text:p text:style-name="P21">1:16</text:p>
            <text:p text:style-name="P21">יוֹם שׁוֹפָר וּתְרוּעָה</text:p>
            <text:p text:style-name="P21"><text:s/>עַל הֶעָרִים הַבְּצֻרוֹת וְעַל הַפִּנּוֹת הַגְּבֹהוֹת</text:p>
          </table:table-cell>
          <table:table-cell table:style-name="表135.B2" office:value-type="string">
            <text:p text:style-name="P22"/>
            <text:p text:style-name="P22"/>
            <text:p text:style-name="P22">day / curved horn / and battle cry</text:p>
            <text:p text:style-name="P22"/>
            <text:p text:style-name="P22">above / the post / inaccessible</text:p>
            <text:p text:style-name="P22"/>
            <text:p text:style-name="P22">and above / the pinnacle / the elevated</text:p>
          </table:table-cell>
        </table:table-row>
      </table:table>
      <text:p text:style-name="P8"/>
      <text:p text:style-name="P12"><text:span text:style-name="T3">[next] </text:span><text:span text:style-name="T4">XX:XX</text:span></text:p>
      <text:p text:style-name="Text_20_body"/>
      <text:p text:style-name="P11">[/  XXX]</text:p>
      <text:p text:style-name="Text_20_body"/>
      <text:p text:style-name="P27"><text:change text:change-id="ct265142040"/></text:p>
      <text:p text:style-name="P10">[20200221_093042]</text:p>
      <text:p text:style-name="Text_20_body"/>
      <text:p text:style-name="P12"><text:span text:style-name="T1">1. </text:span><text:span text:style-name="T2">XX:XX</text:span></text:p>
      <text:p text:style-name="P13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1">1:17</text:p>
            <text:p text:style-name="P21">וַהֲצֵרֹתִי לָאָדָם וְהָלְכוּ</text:p>
            <text:p text:style-name="P21"><text:s/>כַּעִוְרִים כִּי לַיהוָה חָטָאוּ וְשֻׁפַּ</text:p>
            <text:p text:style-name="P21">#</text:p>
            <text:p text:style-name="P21">דָּמָם כֶּעָפָר </text:p>
            <text:p text:style-name="P21">וּלְחֻמָם כַּגְּלָלִים</text:p>
          </table:table-cell>
          <table:table-cell table:style-name="表1.B1" office:value-type="string">
            <text:p text:style-name="P22"/>
            <text:p text:style-name="P22"/>
            <text:p text:style-name="P22">and cramp / the men / and to walk</text:p>
            <text:p text:style-name="P22"/>
            <text:p text:style-name="P22">like blind / for / towards jehovah</text:p>
            <text:p text:style-name="P22">to sin / and to spill</text:p>
            <text:p text:style-name="P22"/>
            <text:p text:style-name="P22"/>
            <text:p text:style-name="P22">bloodshed+their / like mud</text:p>
            <text:p text:style-name="P22"/>
            <text:p text:style-name="P22">and flesh+their / like dung</text:p>
          </table:table-cell>
        </table:table-row>
        <table:table-row>
          <table:table-cell table:style-name="表1.A2" office:value-type="string">
            <text:p text:style-name="P21">1:18</text:p>
            <text:p text:style-name="P21">גַּם־כַּסְפָּם גַּם־זְהָבָם לֹא־יוּכַל לְהַצִּילָם </text:p>
            <text:p text:style-name="P21">בְּיוֹם עֶבְרַת יְהוָה וּבְאֵשׁ קִנְאָתוֹ תֵּאָכֵל כָּל־הָאָרֶץ כִּי־כָלָה</text:p>
            <text:p text:style-name="P21">אַ</text:p>
            <text:p text:style-name="P21">#</text:p>
            <text:p text:style-name="P21">־נִבְהָלָה יַעֲשֶׂה </text:p>
            <text:p text:style-name="P21">אֵת כָּל־יֹשְׁבֵי</text:p>
            <text:p text:style-name="P21"><text:s/>הָאָרֶץ ס</text:p>
          </table:table-cell>
          <table:table-cell table:style-name="表1.B2" office:value-type="string">
            <text:p text:style-name="P22"/>
            <text:p text:style-name="P22"/>
            <text:p text:style-name="P22">both – silver+their / and – gold+their</text:p>
            <text:p text:style-name="P22">not – to be able / towards to snatch+them</text:p>
            <text:p text:style-name="P22">in the day / an outburst / jehovah</text:p>
            <text:p text:style-name="P22"/>
            <text:p text:style-name="P22">and in fire / envy+its / to eat</text:p>
            <text:p text:style-name="P22"/>
            <text:p text:style-name="P22">all – the land / for – destruction</text:p>
            <text:p text:style-name="P22"/>
            <text:p text:style-name="P22">surely,only</text:p>
            <text:p text:style-name="P22"/>
            <text:p text:style-name="Standard"><text:span text:style-name="T9">- to tremble,hasten / to make,do</text:span></text:p>
            <text:p text:style-name="P22"/>
            <text:p text:style-name="P22">self,even,entity / all – to dwell</text:p>
            <text:p text:style-name="P22"/>
            <text:p text:style-name="P22">the land</text:p>
            <text:p text:style-name="P22"/>
            <text:p text:style-name="P22"/>
            <text:p text:style-name="P22"/>
          </table:table-cell>
        </table:table-row>
      </table:table>
      <text:p text:style-name="P8"/>
      <text:p text:style-name="P12"><text:span text:style-name="T3">[next] </text:span><text:span text:style-name="T4">XX:XX</text:span></text:p>
      <text:p text:style-name="Text_20_body"/>
      <text:p text:style-name="P11"><text:soft-page-break/>[/  XXX] 20200221_094316</text:p>
      <text:p text:style-name="P31"/>
      <text:p text:style-name="P29"><text:span text:style-name="T10"/></text:p>
      <text:p text:style-name="P30"/>
      <text:p text:style-name="P4"><text:change text:change-id="ct265141832"/></text:p>
      <text:p text:style-name="P10">[XXX]</text:p>
      <text:p text:style-name="P31">@@@</text:p>
      <text:p text:style-name="Text_20_body"/>
      <text:p text:style-name="P12"><text:span text:style-name="T1">1. </text:span><text:span text:style-name="T2">XX:XX</text:span></text:p>
      <text:p text:style-name="P13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1">2:1</text:p>
            <text:p text:style-name="P21">הִתְקוֹשְׁשׁוּ וָקוֹשּׁוּ הַגּוֹי לֹא נִכְסָף</text:p>
          </table:table-cell>
          <table:table-cell table:style-name="表2.B1" office:value-type="string">
            <text:p text:style-name="P22"/>
          </table:table-cell>
        </table:table-row>
        <table:table-row>
          <table:table-cell table:style-name="表2.A2" office:value-type="string">
            <text:p text:style-name="P21">2:2</text:p>
            <text:p text:style-name="P21">בְּטֶרֶם לֶדֶת חֹק כְּמֹץ עָבַר יוֹם בְּטֶרֶם לֹא־יָבוֹא עֲלֵיכֶם חֲרוֹן אַף־יְהוָה בְּטֶרֶם לֹא־יָבוֹא עֲלֵיכֶם יוֹם אַף־יְהוָה</text:p>
          </table:table-cell>
          <table:table-cell table:style-name="表2.B2" office:value-type="string">
            <text:p text:style-name="P22"/>
          </table:table-cell>
        </table:table-row>
      </table:table>
      <text:p text:style-name="P8"/>
      <text:p text:style-name="P12"><text:span text:style-name="T3">[next] </text:span><text:span text:style-name="T4">XX:XX</text:span></text:p>
      <text:p text:style-name="Text_20_body"/>
      <text:p text:style-name="P11">[/  XXX]</text:p>
      <text:p text:style-name="Text_20_body"/>
      <text:p text:style-name="Text_20_body"><text:soft-page-break/></text:p>
      <text:p text:style-name="P20"/>
      <text:p text:style-name="P7"/>
      <text:p text:style-name="P19"/>
      <text:p text:style-name="P5">------------------------------------------------------------ TEMPLATE<text:change text:change-id="ct265142144"/></text:p>
      <text:p text:style-name="P10">[XXX]</text:p>
      <text:p text:style-name="Text_20_body"/>
      <text:p text:style-name="P12"><text:span text:style-name="T1">1. </text:span><text:span text:style-name="T2">XX:XX</text:span></text:p>
      <text:p text:style-name="P13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1"/>
          </table:table-cell>
          <table:table-cell table:style-name="表49.B1" office:value-type="string">
            <text:p text:style-name="P22"/>
          </table:table-cell>
        </table:table-row>
      </table:table>
      <text:p text:style-name="P8"/>
      <text:p text:style-name="P12"><text:span text:style-name="T3">[next] </text:span><text:span text:style-name="T4">XX:XX</text:span></text:p>
      <text:p text:style-name="Text_20_body"/>
      <text:p text:style-name="P11">[/  XXX]</text:p>
      <text:p text:style-name="Text_20_body"/>
      <text:p text:style-name="Text_20_body"/>
      <text:p text:style-name="P20"/>
      <text:p text:style-name="P7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1"/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7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1"/>
          </table:table-cell>
        </table:table-row>
        <table:table-row>
          <table:table-cell table:style-name="表50.A2" office:value-type="string">
            <text:p text:style-name="P15"/>
          </table:table-cell>
        </table:table-row>
      </table:table>
      <text:p text:style-name="P8"/>
      <text:p text:style-name="P12"><text:span text:style-name="T3">[next] </text:span><text:span text:style-name="T4">XX:XX</text:span></text:p>
      <text:p text:style-name="Text_20_body"/>
      <text:p text:style-name="P11">[/  XXX]</text:p>
      <text:p text:style-name="Text_20_body"/>
      <text:p text:style-name="Text_20_body"><text:soft-page-break/></text:p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9">--------------------------------------- [STEPS : closing] 20191009_161940</text:p>
      <text:list xml:id="list5532663050468246230" text:style-name="L2">
        <text:list-item>
          <text:p text:style-name="P32">time label ==&gt; paste</text:p>
        </text:list-item>
        <text:list-item>
          <text:p text:style-name="P32">“@@@” ==&gt; move to → at the bottom of the doc area</text:p>
        </text:list-item>
        <text:list-item>
          <text:p text:style-name="P32">DUP : template</text:p>
        </text:list-item>
        <text:list-item>
          <text:p text:style-name="P32">close</text:p>
          <text:list>
            <text:list-item>
              <text:p text:style-name="P32">web pages</text:p>
            </text:list-item>
            <text:list-item>
              <text:p text:style-name="P32">sheet file</text:p>
            </text:list-item>
            <text:list-item>
              <text:p text:style-name="P32">folders (if any)</text:p>
            </text:list-item>
            <text:list-item>
              <text:p text:style-name="P32">this</text:p>
            </text:list-item>
          </text:list>
        </text:list-item>
      </text:list>
      <text:p text:style-name="P9">/ --------------------------------------- [STEPS : closing] 20191009_161940 /</text:p>
      <text:p text:style-name="P9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6"/>
          </table:table-cell>
          <table:table-cell table:style-name="表236.A1" office:value-type="string">
            <text:p text:style-name="P16">TH</text:p>
          </table:table-cell>
          <table:table-cell table:style-name="表236.C1" office:value-type="string">
            <text:p text:style-name="P16">“the”</text:p>
          </table:table-cell>
        </table:table-row>
        <table:table-row>
          <table:table-cell table:style-name="表236.A2" office:value-type="string">
            <text:p text:style-name="P16"/>
          </table:table-cell>
          <table:table-cell table:style-name="表236.A2" office:value-type="string">
            <text:p text:style-name="P16">gh</text:p>
          </table:table-cell>
          <table:table-cell table:style-name="表236.C2" office:value-type="string">
            <text:p text:style-name="P16">arabic ghain</text:p>
          </table:table-cell>
        </table:table-row>
        <table:table-row>
          <table:table-cell table:style-name="表236.A2" office:value-type="string">
            <text:p text:style-name="P16"/>
          </table:table-cell>
          <table:table-cell table:style-name="表236.A2" office:value-type="string">
            <text:p text:style-name="P16">dz</text:p>
          </table:table-cell>
          <table:table-cell table:style-name="表236.C2" office:value-type="string">
            <text:p text:style-name="P16">arabic ẓ (ðˁ) (ظ</text:p>
          </table:table-cell>
        </table:table-row>
        <table:table-row>
          <table:table-cell table:style-name="表236.A2" office:value-type="string">
            <text:p text:style-name="P16"/>
          </table:table-cell>
          <table:table-cell table:style-name="表236.A2" office:value-type="string">
            <text:p text:style-name="P17">a_</text:p>
          </table:table-cell>
          <table:table-cell table:style-name="表236.C2" office:value-type="string">
            <text:p text:style-name="P16">“<text:span text:style-name="T8">a</text:span>”</text:p>
          </table:table-cell>
        </table:table-row>
        <table:table-row>
          <table:table-cell table:style-name="表236.A2" office:value-type="string">
            <text:p text:style-name="P16"/>
          </table:table-cell>
          <table:table-cell table:style-name="表236.A2" office:value-type="string">
            <text:p text:style-name="P17">*</text:p>
          </table:table-cell>
          <table:table-cell table:style-name="表236.C2" office:value-type="string">
            <text:p text:style-name="P16">kha:</text:p>
          </table:table-cell>
        </table:table-row>
        <table:table-row>
          <table:table-cell table:style-name="表236.A2" office:value-type="string">
            <text:p text:style-name="P16"/>
          </table:table-cell>
          <table:table-cell table:style-name="表236.A2" office:value-type="string">
            <text:p text:style-name="P17">** (#)</text:p>
          </table:table-cell>
          <table:table-cell table:style-name="表236.C2" office:value-type="string">
            <text:p text:style-name="P16">kh</text:p>
          </table:table-cell>
        </table:table-row>
      </table:table>
      <text:p text:style-name="P9"/>
      <text:p text:style-name="P9"/>
      <text:p text:style-name="P9">/ --------------------------------------- [SYMBOLS] 20191113_111045 /</text:p>
      <text:p text:style-name="P9"/>
      <text:p text:style-name="P9"/>
      <table:table table:name="表276" table:style-name="表276">
        <table:table-column table:style-name="表276.A"/>
        <table:table-row>
          <table:table-cell table:style-name="表276.A1" office:value-type="string">
            <text:p text:style-name="P18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8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21T09:54:03.09</dc:date>
    <dc:creator>iwabuchi ken</dc:creator>
    <meta:editing-duration>P4DT25M46S</meta:editing-duration>
    <meta:editing-cycles>203</meta:editing-cycles>
    <meta:generator>OpenOffice/4.1.3$Win32 OpenOffice.org_project/413m1$Build-9783</meta:generator>
    <meta:document-statistic meta:table-count="8" meta:image-count="0" meta:object-count="0" meta:page-count="6" meta:paragraph-count="130" meta:word-count="488" meta:character-count="3141"/>
  </office:meta>
</office:document-meta>
</file>